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550000035C4EE1F4127624DDA3.png" manifest:media-type="image/png"/>
  <manifest:file-entry manifest:full-path="Pictures/1000000000000020000000204B249CA79A42C6D7.png" manifest:media-type="image/png"/>
  <manifest:file-entry manifest:full-path="Pictures/10000000000004F900000322D59A91F80546343C.png" manifest:media-type="image/png"/>
  <manifest:file-entry manifest:full-path="Pictures/10000000000004F90000032243912328F0D364EC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pr1" style:family="presentation" style:parent-style-name="Vivid-title">
      <style:paragraph-properties style:writing-mode="lr-tb"/>
    </style:style>
    <style:style style:name="pr2" style:family="presentation" style:parent-style-name="Vivid-subtitle">
      <style:graphic-properties fo:min-height="4.306cm"/>
      <style:paragraph-properties style:writing-mode="lr-tb"/>
    </style:style>
    <style:style style:name="pr3" style:family="presentation" style:parent-style-name="Vivid-notes">
      <style:graphic-properties draw:fill-color="#ffffff" draw:auto-grow-height="true" fo:min-height="13.476cm"/>
      <style:paragraph-properties style:writing-mode="lr-tb"/>
    </style:style>
    <style:style style:name="pr4" style:family="presentation" style:parent-style-name="Vivid1-title">
      <style:graphic-properties fo:min-height="3.306cm"/>
      <style:paragraph-properties style:writing-mode="lr-tb"/>
    </style:style>
    <style:style style:name="pr5" style:family="presentation" style:parent-style-name="Vivid1-outline1">
      <style:graphic-properties fo:min-height="13.174cm"/>
      <style:paragraph-properties style:writing-mode="lr-tb"/>
    </style:style>
    <style:style style:name="pr6" style:family="presentation" style:parent-style-name="Vivid1-notes">
      <style:graphic-properties draw:fill-color="#ffffff" draw:auto-grow-height="true" fo:min-height="12.464cm"/>
      <style:paragraph-properties style:writing-mode="lr-tb"/>
    </style:style>
    <style:style style:name="pr7" style:family="presentation" style:parent-style-name="Vivid1-outline1">
      <style:graphic-properties fo:min-height="12.754cm"/>
      <style:paragraph-properties style:writing-mode="lr-tb"/>
    </style:style>
    <style:style style:name="pr8" style:family="presentation" style:parent-style-name="Vivid1-notes">
      <style:graphic-properties draw:fill-color="#ffffff" fo:min-height="12.464cm"/>
      <style:paragraph-properties style:writing-mode="lr-tb"/>
    </style:style>
    <style:style style:name="P1" style:family="paragraph">
      <loext:graphic-properties draw:fill-color="#ffffff"/>
      <style:text-properties fo:font-size="18pt" style:font-size-asian="18pt" style:font-size-complex="18pt"/>
    </style:style>
    <style:style style:name="P2" style:family="paragraph">
      <loext:graphic-properties draw:fill-color="#ffffff"/>
      <style:text-properties fo:font-size="20pt" style:font-size-asian="20pt" style:font-size-complex="20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pr1" draw:layer="layout" svg:width="32.004cm" svg:height="3.556cm" svg:x="0.762cm" svg:y="5.334cm" presentation:class="title" presentation:user-transformed="true">
          <draw:text-box>
            <text:p>The search for Quasi-Periodic Pulsations (QPP) in Stellar flares using TESS data</text:p>
          </draw:text-box>
        </draw:frame>
        <draw:frame presentation:style-name="pr2" draw:layer="layout" svg:width="29.972cm" svg:height="4.306cm" svg:x="1.536cm" svg:y="14.49cm" presentation:class="subtitle" presentation:placeholder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3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What is a flare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What are quasi periodic pulsations (QPPs)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TESS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4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Periodogram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5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Fourier transform</text:p>
          </draw:text-box>
        </draw:frame>
        <draw:frame presentation:style-name="pr7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6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Lomb scargle periodogram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7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Allesfitter</text:p>
          </draw:text-box>
        </draw:frame>
        <draw:frame presentation:style-name="pr5" draw:layer="layout" svg:width="29.832cm" svg:height="12.954cm" svg:x="1.664cm" svg:y="5.334cm" presentation:class="outline" presentation:placeholder="true" presentation:user-transformed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8" presentation:class="page"/>
          <draw:frame presentation:style-name="pr6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 presentation:user-transformed="true">
          <draw:text-box>
            <text:p>Mcmc and/or ns</text:p>
          </draw:text-box>
        </draw:frame>
        <draw:frame presentation:style-name="pr7" draw:layer="layout" svg:width="29.832cm" svg:height="12.954cm" svg:x="1.664cm" svg:y="5.334cm" presentation:class="outline" presentation:placeholder="true">
          <draw:text-box/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9" presentation:class="page"/>
          <draw:frame presentation:style-name="pr8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4" draw:layer="layout" svg:width="29.996cm" svg:height="3.506cm" svg:x="1.664cm" svg:y="0.337cm" presentation:class="title">
          <draw:text-box>
            <text:p>Results</text:p>
          </draw:text-box>
        </draw:frame>
        <draw:frame presentation:style-name="pr7" draw:layer="layout" svg:width="29.832cm" svg:height="12.954cm" svg:x="1.664cm" svg:y="5.334cm" presentation:class="outline" presentation:placeholder="true">
          <draw:text-box/>
        </draw:frame>
        <presentation:notes draw:style-name="dp4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10" presentation:class="page"/>
          <draw:frame presentation:style-name="pr8" draw:text-style-name="P4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1" svg:font-family="'Noto Sans'" style:font-pitch="variable"/>
    <style:font-face style:name="Noto Sans Black1" svg:font-family="'Noto Sans Black'" style:font-pitch="variable"/>
    <style:font-face style:name="Noto Sans Black" svg:font-family="'Noto Sans Black'" style:font-adornments="Negra" style:font-pitch="variable"/>
    <style:font-face style:name="Noto Sans Light" svg:font-family="'Noto Sans Light'" style:font-pitch="variable"/>
    <style:font-face style:name="Noto Sans Light1" svg:font-family="'Noto Sans Light'" style:font-adornments="Ligera" style:font-pitch="variable"/>
    <style:font-face style:name="Noto Sans Regular" svg:font-family="'Noto Sans Regular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2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43912328F0D364EC.png" xlink:type="simple" xlink:show="embed" xlink:actuate="onLoad"/>
    <draw:fill-image draw:name="Bitmap_20_2" draw:display-name="Bitmap 2" xlink:href="Pictures/10000000000004F90000032243912328F0D364EC.png" xlink:type="simple" xlink:show="embed" xlink:actuate="onLoad"/>
    <draw:fill-image draw:name="Bitmape_20_11" draw:display-name="Bitmape 11" xlink:href="Pictures/10000000000004F900000322D59A91F80546343C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4EE1F4127624DDA3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2" fo:font-family="'Noto Sans'" style:font-family-generic="system" style:font-pitch="variable"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 style:font-size-asian="16pt" style:font-size-complex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Noto Sans Light1" fo:font-family="'Noto Sans Light'" style:font-style-name="Ligera" style:font-pitch="variable" fo:font-size="66pt" fo:font-weight="250" style:font-size-asian="66pt" style:font-weight-asian="250" style:font-size-complex="66pt" style:font-weight-complex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Noto Sans Regular" fo:font-family="'Noto Sans Regular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Noto Sans Regular" fo:font-family="'Noto Sans Regular'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Noto Sans Regular" fo:font-family="'Noto Sans Regular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Noto Sans Light1" fo:font-family="'Noto Sans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Noto Sans Regular" fo:font-family="'Noto Sans Regular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2" fo:font-family="'Noto Sans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Noto Sans Regular" fo:font-family="'Noto Sans Regular'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Noto Sans Black" fo:font-family="'Noto Sans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Noto Sans Light1" fo:font-family="'Noto Sans Light'" style:font-style-name="Ligera" style:font-pitch="variable" fo:font-size="60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ber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4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4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4" draw:layer="backgroundobjects" svg:width="7.765cm" svg:height="1.449cm" svg:x="23.895cm" svg:y="19.131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7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7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7" draw:layer="backgroundobjects" svg:width="6.26cm" svg:height="1.449cm" svg:x="25.524cm" svg:y="18.966cm" presentation:class="page-number">
        <draw:text-box>
          <text:p text:style-name="MP6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02T19:38:35.634727033</meta:creation-date>
    <meta:editing-duration>PT2M48S</meta:editing-duration>
    <meta:editing-cycles>2</meta:editing-cycles>
    <meta:generator>LibreOffice/6.4.7.2$Linux_X86_64 LibreOffice_project/40$Build-2</meta:generator>
    <dc:title>Vivid</dc:title>
    <dc:date>2022-08-02T19:52:31.841886778</dc:date>
    <meta:document-statistic meta:object-count="80"/>
  </office:meta>
</office:document-meta>
</file>